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p=&gt;q</text:p>
          </table:table-cell>
          <table:table-cell office:value-type="string">
            <text:p>p&lt;=&gt;q</text:p>
          </table:table-cell>
          <table:table-cell office:value-type="string">
            <text:p>p v q</text:p>
          </table:table-cell>
          <table:table-cell office:value-type="string">
            <text:p>p^q</text:p>
          </table:table-cell>
        </table:table-row>
        <table:table-row table:style-name="ro2"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l" fo:country="P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.10.2008</text:date>, <text:time>22:22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15T22:12:36</meta:creation-date>
    <dc:date>2008-10-15T22:22:05</dc:date>
    <meta:editing-cycles>1</meta:editing-cycles>
    <meta:editing-duration>PT9M30S</meta:editing-duration>
    <meta:user-defined meta:name="Informacja 1"/>
    <meta:user-defined meta:name="Informacja 2"/>
    <meta:user-defined meta:name="Informacja 3"/>
    <meta:user-defined meta:name="Informacja 4"/>
    <meta:document-statistic meta:table-count="3" meta:cell-count="30"/>
  </office:meta>
</office:document-meta>
</file>